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TP4 : Blog par Virginie, Fabien et Djamel 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6T13:00:44.240942544</meta:creation-date>
    <dc:date>2016-11-16T13:02:55.748330276</dc:date>
    <meta:editing-duration>P0D</meta:editing-duration>
    <meta:editing-cycles>1</meta:editing-cycles>
    <meta:document-statistic meta:object-count="25"/>
    <meta:generator>LibreOffice/4.2.8.2$Linux_X86_64 LibreOffice_project/420m0$Build-2</meta:generator>
  </office:meta>
</office:document-meta>
</file>